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Resolver.is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solver.getID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solver.resolveIDRef( String id , PageViewport p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Resolver.resolveIDRef( String id , List 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Resolver.LinkResolver( String id , Are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